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d35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d35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d35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d35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d35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d35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d35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d35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d35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d35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d35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d35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d35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d35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d35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d35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d35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ndrick Daniel García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5529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klin José García Caraba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7688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1.5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